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17.9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96.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_5f__5f_Solver_5f__5f_">
      <style:table-properties table:display="fals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Actions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Noo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al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eam X value 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bability correct direction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bability perpendicular direction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Map</text:p>
          </table:table-cell>
          <table:table-cell table:number-columns-repeated="4"/>
          <table:table-cell table:style-name="ce1" office:value-type="string" calcext:value-type="string">
            <text:p>Corresponding State</text:p>
          </table:table-cell>
          <table:table-cell table:number-columns-repeated="1018"/>
        </table:table-row>
        <table:table-row table:style-name="ro2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formula="of:=[.B6]" office:value-type="string" office:string-value="64" calcext:value-type="string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-&gt;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W</text:p>
          </table:table-cell>
          <table:table-cell table:number-columns-repeated="1014"/>
        </table:table-row>
        <table:table-row table:style-name="ro2">
          <table:table-cell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formula="of:=-[.B6]" office:value-type="string" office:string-value="-64" calcext:value-type="string">
            <text:p>-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X – All our possible actions, (a,b) = action b from state a</text:p>
          </table:table-cell>
          <table:table-cell table:style-name="ce1" office:value-type="string" calcext:value-type="string">
            <text:p>1,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,3</text:p>
          </table:table-cell>
          <table:table-cell table:style-name="ce1" office:value-type="string" calcext:value-type="string">
            <text:p>1,4</text:p>
          </table:table-cell>
          <table:table-cell table:style-name="ce1" office:value-type="string" calcext:value-type="string">
            <text:p>2,1</text:p>
          </table:table-cell>
          <table:table-cell table:style-name="ce1" office:value-type="string" calcext:value-type="string">
            <text:p>2,2</text:p>
          </table:table-cell>
          <table:table-cell table:style-name="ce1" office:value-type="string" calcext:value-type="string">
            <text:p>2,3</text:p>
          </table:table-cell>
          <table:table-cell table:style-name="ce1" office:value-type="string" calcext:value-type="string">
            <text:p>2,4</text:p>
          </table:table-cell>
          <table:table-cell table:style-name="ce1" office:value-type="string" calcext:value-type="string">
            <text:p>3,1</text:p>
          </table:table-cell>
          <table:table-cell table:style-name="ce1" office:value-type="string" calcext:value-type="string">
            <text:p>3,2</text:p>
          </table:table-cell>
          <table:table-cell table:style-name="ce1" office:value-type="string" calcext:value-type="string">
            <text:p>3,3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4,2</text:p>
          </table:table-cell>
          <table:table-cell table:style-name="ce1" office:value-type="string" calcext:value-type="string">
            <text:p>4,3</text:p>
          </table:table-cell>
          <table:table-cell table:style-name="ce1" office:value-type="string" calcext:value-type="string">
            <text:p>4,4</text:p>
          </table:table-cell>
          <table:table-cell table:style-name="ce1" office:value-type="string" calcext:value-type="string">
            <text:p>5,1</text:p>
          </table:table-cell>
          <table:table-cell table:style-name="ce1" office:value-type="string" calcext:value-type="string">
            <text:p>5,2</text:p>
          </table:table-cell>
          <table:table-cell table:style-name="ce1" office:value-type="string" calcext:value-type="string">
            <text:p>5,3</text:p>
          </table:table-cell>
          <table:table-cell table:style-name="ce1" office:value-type="string" calcext:value-type="string">
            <text:p>5,4</text:p>
          </table:table-cell>
          <table:table-cell table:style-name="ce1" office:value-type="string" calcext:value-type="string">
            <text:p>6,5</text:p>
          </table:table-cell>
          <table:table-cell table:style-name="ce1" office:value-type="string" calcext:value-type="string">
            <text:p>7,1</text:p>
          </table:table-cell>
          <table:table-cell table:style-name="ce1" office:value-type="string" calcext:value-type="string">
            <text:p>7,2</text:p>
          </table:table-cell>
          <table:table-cell table:style-name="ce1" office:value-type="string" calcext:value-type="string">
            <text:p>7,3</text:p>
          </table:table-cell>
          <table:table-cell table:style-name="ce1" office:value-type="string" calcext:value-type="string">
            <text:p>7,4</text:p>
          </table:table-cell>
          <table:table-cell table:style-name="ce1" office:value-type="string" calcext:value-type="string">
            <text:p>8,1</text:p>
          </table:table-cell>
          <table:table-cell table:style-name="ce1" office:value-type="string" calcext:value-type="string">
            <text:p>8,2</text:p>
          </table:table-cell>
          <table:table-cell table:style-name="ce1" office:value-type="string" calcext:value-type="string">
            <text:p>8,3</text:p>
          </table:table-cell>
          <table:table-cell table:style-name="ce1" office:value-type="string" calcext:value-type="string">
            <text:p>8,4</text:p>
          </table:table-cell>
          <table:table-cell table:style-name="ce1" office:value-type="string" calcext:value-type="string">
            <text:p>9,1</text:p>
          </table:table-cell>
          <table:table-cell table:style-name="ce1" office:value-type="string" calcext:value-type="string">
            <text:p>9,2</text:p>
          </table:table-cell>
          <table:table-cell table:style-name="ce1" office:value-type="string" calcext:value-type="string">
            <text:p>9,3</text:p>
          </table:table-cell>
          <table:table-cell table:style-name="ce1" office:value-type="string" calcext:value-type="string">
            <text:p>9,4</text:p>
          </table:table-cell>
          <table:table-cell table:style-name="ce1" office:value-type="string" calcext:value-type="string">
            <text:p>10,1</text:p>
          </table:table-cell>
          <table:table-cell table:style-name="ce1" office:value-type="string" calcext:value-type="string">
            <text:p>10,2</text:p>
          </table:table-cell>
          <table:table-cell table:style-name="ce1" office:value-type="string" calcext:value-type="string">
            <text:p>10,3</text:p>
          </table:table-cell>
          <table:table-cell table:style-name="ce1" office:value-type="string" calcext:value-type="string">
            <text:p>10,4</text:p>
          </table:table-cell>
          <table:table-cell table:style-name="ce1" office:value-type="string" calcext:value-type="string">
            <text:p>11,1</text:p>
          </table:table-cell>
          <table:table-cell table:style-name="ce1" office:value-type="string" calcext:value-type="string">
            <text:p>11,2</text:p>
          </table:table-cell>
          <table:table-cell table:style-name="ce1" office:value-type="string" calcext:value-type="string">
            <text:p>11,3</text:p>
          </table:table-cell>
          <table:table-cell table:style-name="ce1" office:value-type="string" calcext:value-type="string">
            <text:p>11,4</text:p>
          </table:table-cell>
          <table:table-cell table:style-name="ce1" office:value-type="string" calcext:value-type="string">
            <text:p>12,5</text:p>
          </table:table-cell>
          <table:table-cell table:style-name="ce1" table:number-columns-repeated="9"/>
          <table:table-cell table:number-columns-repeated="972"/>
        </table:table-row>
        <table:table-row table:style-name="ro2">
          <table:table-cell table:style-name="ce1" office:value-type="string" calcext:value-type="string">
            <text:p>X - Values to be filled by solv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11111111111111" calcext:value-type="float">
            <text:p>1.11111111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87654320987654" calcext:value-type="float">
            <text:p>0.9876543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11111111111111" calcext:value-type="float">
            <text:p>1.1111111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87654320987654" calcext:value-type="float">
            <text:p>0.9876543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36986301369863" calcext:value-type="float">
            <text:p>0.1369863014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5297429161193" calcext:value-type="float">
            <text:p>0.1352974292</text:p>
          </table:table-cell>
          <table:table-cell table:style-name="ce1" office:value-type="float" office:value="1.1279998331978" calcext:value-type="float">
            <text:p>1.12799983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121765601217656" calcext:value-type="float">
            <text:p>0.12176560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style-name="ce1" office:value-type="float" office:value="0.228333669254417" calcext:value-type="float">
            <text:p>0.22833366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0808782135485" calcext:value-type="float">
            <text:p>1.08087821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2276409768121" calcext:value-type="float">
            <text:p>1.1227640977</text:p>
          </table:table-cell>
          <table:table-cell table:style-name="ce1" office:value-type="float" office:value="0.864702570838806" calcext:value-type="float">
            <text:p>0.8647025708</text:p>
          </table:table-cell>
          <table:table-cell table:number-columns-repeated="981"/>
        </table:table-row>
        <table:table-row table:style-name="ro2">
          <table:table-cell table:style-name="ce1"/>
          <table:table-cell table:number-columns-repeated="24"/>
          <table:table-cell table:style-name="ce1"/>
          <table:table-cell table:number-columns-repeated="17"/>
          <table:table-cell table:style-name="ce1" office:value-type="string" calcext:value-type="string">
            <text:p>Expected Utility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Reward (R)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" office:value-type="string" office:string-value="-64" calcext:value-type="string">
            <text:p>-64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style-name="ce1"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-[.B6]/20" office:value-type="string" office:string-value="-3.2" calcext:value-type="string">
            <text:p>-3.2</text:p>
          </table:table-cell>
          <table:table-cell table:formula="of:=[.B6]" office:value-type="string" office:string-value="64" calcext:value-type="string">
            <text:p>64</text:p>
          </table:table-cell>
          <table:table-cell table:style-name="ce4" table:formula="of:=[.B19]*[.B17]+[.C19]*[.C17]+[.D19]*[.D17]+[.E19]*[.E17]+[.F19]*[.F17]+[.G19]*[.G17]+[.H19]*[.H17]+[.I19]*[.I17]+[.J19]*[.J17]+[.K19]*[.K17]+[.L19]*[.L17]+[.M19]*[.M17]+[.N19]*[.N17]+[.O19]*[.O17]+[.P19]*[.P17]+[.Q19]*[.Q17]+[.R19]*[.R17]+[.S19]*[.S17]+[.T19]*[.T17]+[.U19]*[.U17]+[.V19]*[.V17]+[.W19]*[.W17]+[.X19]*[.X17]+[.Y19]*[.Y17]+[.Z19]*[.Z17]+[.AA19]*[.AA17]+[.AB19]*[.AB17]+[.AC19]*[.AC17]+[.AD19]*[.AD17]+[.AE19]*[.AE17]+[.AF19]*[.AF17]+[.AG19]*[.AG17]+[.AH19]*[.AH17]+[.AI19]*[.AI17]+[.AJ19]*[.AJ17]+[.AK19]*[.AK17]+[.AL19]*[.AL17]+[.AM19]*[.AM17]+[.AN19]*[.AN17]+[.AO19]*[.AO17]+[.AP19]*[.AP17]+[.AQ19]*[.AQ17]" office:value-type="string" office:string-value="21.02990161" calcext:value-type="string">
            <text:p>21.02990161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lpha (Starting State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 (Constraint Matrix)</text:p>
          </table:table-cell>
          <table:table-cell table:style-name="ce1" office:value-type="string" calcext:value-type="string">
            <text:p>1,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,3</text:p>
          </table:table-cell>
          <table:table-cell table:style-name="ce1" office:value-type="string" calcext:value-type="string">
            <text:p>1,4</text:p>
          </table:table-cell>
          <table:table-cell table:style-name="ce1" office:value-type="string" calcext:value-type="string">
            <text:p>2,1</text:p>
          </table:table-cell>
          <table:table-cell table:style-name="ce1" office:value-type="string" calcext:value-type="string">
            <text:p>2,2</text:p>
          </table:table-cell>
          <table:table-cell table:style-name="ce1" office:value-type="string" calcext:value-type="string">
            <text:p>2,3</text:p>
          </table:table-cell>
          <table:table-cell table:style-name="ce1" office:value-type="string" calcext:value-type="string">
            <text:p>2,4</text:p>
          </table:table-cell>
          <table:table-cell table:style-name="ce1" office:value-type="string" calcext:value-type="string">
            <text:p>3,1</text:p>
          </table:table-cell>
          <table:table-cell table:style-name="ce1" office:value-type="string" calcext:value-type="string">
            <text:p>3,2</text:p>
          </table:table-cell>
          <table:table-cell table:style-name="ce1" office:value-type="string" calcext:value-type="string">
            <text:p>3,3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4,2</text:p>
          </table:table-cell>
          <table:table-cell table:style-name="ce1" office:value-type="string" calcext:value-type="string">
            <text:p>4,3</text:p>
          </table:table-cell>
          <table:table-cell table:style-name="ce1" office:value-type="string" calcext:value-type="string">
            <text:p>4,4</text:p>
          </table:table-cell>
          <table:table-cell table:style-name="ce1" office:value-type="string" calcext:value-type="string">
            <text:p>5,1</text:p>
          </table:table-cell>
          <table:table-cell table:style-name="ce1" office:value-type="string" calcext:value-type="string">
            <text:p>5,2</text:p>
          </table:table-cell>
          <table:table-cell table:style-name="ce1" office:value-type="string" calcext:value-type="string">
            <text:p>5,3</text:p>
          </table:table-cell>
          <table:table-cell table:style-name="ce1" office:value-type="string" calcext:value-type="string">
            <text:p>5,4</text:p>
          </table:table-cell>
          <table:table-cell table:style-name="ce1" office:value-type="string" calcext:value-type="string">
            <text:p>6,5</text:p>
          </table:table-cell>
          <table:table-cell table:style-name="ce1" office:value-type="string" calcext:value-type="string">
            <text:p>7,1</text:p>
          </table:table-cell>
          <table:table-cell table:style-name="ce1" office:value-type="string" calcext:value-type="string">
            <text:p>7,2</text:p>
          </table:table-cell>
          <table:table-cell table:style-name="ce1" office:value-type="string" calcext:value-type="string">
            <text:p>7,3</text:p>
          </table:table-cell>
          <table:table-cell table:style-name="ce1" office:value-type="string" calcext:value-type="string">
            <text:p>7,4</text:p>
          </table:table-cell>
          <table:table-cell table:style-name="ce1" office:value-type="string" calcext:value-type="string">
            <text:p>8,1</text:p>
          </table:table-cell>
          <table:table-cell table:style-name="ce1" office:value-type="string" calcext:value-type="string">
            <text:p>8,2</text:p>
          </table:table-cell>
          <table:table-cell table:style-name="ce1" office:value-type="string" calcext:value-type="string">
            <text:p>8,3</text:p>
          </table:table-cell>
          <table:table-cell table:style-name="ce1" office:value-type="string" calcext:value-type="string">
            <text:p>8,4</text:p>
          </table:table-cell>
          <table:table-cell table:style-name="ce1" office:value-type="string" calcext:value-type="string">
            <text:p>9,1</text:p>
          </table:table-cell>
          <table:table-cell table:style-name="ce1" office:value-type="string" calcext:value-type="string">
            <text:p>9,2</text:p>
          </table:table-cell>
          <table:table-cell table:style-name="ce1" office:value-type="string" calcext:value-type="string">
            <text:p>9,3</text:p>
          </table:table-cell>
          <table:table-cell table:style-name="ce1" office:value-type="string" calcext:value-type="string">
            <text:p>9,4</text:p>
          </table:table-cell>
          <table:table-cell table:style-name="ce1" office:value-type="string" calcext:value-type="string">
            <text:p>10,1</text:p>
          </table:table-cell>
          <table:table-cell table:style-name="ce1" office:value-type="string" calcext:value-type="string">
            <text:p>10,2</text:p>
          </table:table-cell>
          <table:table-cell table:style-name="ce1" office:value-type="string" calcext:value-type="string">
            <text:p>10,3</text:p>
          </table:table-cell>
          <table:table-cell table:style-name="ce1" office:value-type="string" calcext:value-type="string">
            <text:p>10,4</text:p>
          </table:table-cell>
          <table:table-cell table:style-name="ce1" office:value-type="string" calcext:value-type="string">
            <text:p>11,1</text:p>
          </table:table-cell>
          <table:table-cell table:style-name="ce1" office:value-type="string" calcext:value-type="string">
            <text:p>11,2</text:p>
          </table:table-cell>
          <table:table-cell table:style-name="ce1" office:value-type="string" calcext:value-type="string">
            <text:p>11,3</text:p>
          </table:table-cell>
          <table:table-cell table:style-name="ce1" office:value-type="string" calcext:value-type="string">
            <text:p>11,4</text:p>
          </table:table-cell>
          <table:table-cell table:style-name="ce1" office:value-type="string" calcext:value-type="string">
            <text:p>12,5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lpha</text:p>
          </table:table-cell>
          <table:table-cell table:style-name="ce1" table:number-columns-repeated="4"/>
          <table:table-cell table:number-columns-repeated="975"/>
        </table:table-row>
        <table:table-row table:style-name="ro2">
          <table:table-cell table:style-name="ce1" office:value-type="string" calcext:value-type="string">
            <text:p>S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style-name="ce3" table:formula="of:=[.B24]*[.B17]+[.C24]*[.C17]+[.D24]*[.D17]+[.E24]*[.E17]+[.F24]*[.F17]+[.G24]*[.G17]+[.H24]*[.H17]+[.I24]*[.I17]+[.J24]*[.J17]+[.K24]*[.K17]+[.L24]*[.L17]+[.M24]*[.M17]+[.N24]*[.N17]+[.O24]*[.O17]+[.P24]*[.P17]+[.Q24]*[.Q17]+[.R24]*[.R17]+[.S24]*[.S17]+[.T24]*[.T17]+[.U24]*[.U17]+[.V24]*[.V17]+[.W24]*[.W17]+[.X24]*[.X17]+[.Y24]*[.Y17]+[.Z24]*[.Z17]+[.AA24]*[.AA17]+[.AB24]*[.AB17]+[.AC24]*[.AC17]+[.AD24]*[.AD17]+[.AE24]*[.AE17]+[.AF24]*[.AF17]+[.AG24]*[.AG17]+[.AH24]*[.AH17]+[.AI24]*[.AI17]+[.AJ24]*[.AJ17]+[.AK24]*[.AK17]+[.AL24]*[.AL17]+[.AM24]*[.AM17]+[.AN24]*[.AN17]+[.AO24]*[.AO17]+[.AP24]*[.AP17]+[.AQ24]*[.AQ17]" office:value-type="string" office:string-value="1.00E+00" calcext:value-type="string">
            <text:p>1.00E+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975"/>
        </table:table-row>
        <table:table-row table:style-name="ro2">
          <table:table-cell table:style-name="ce1" office:value-type="string" calcext:value-type="string">
            <text:p>S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table:style-name="ce5" table:formula="of:=[.B25]*[.B17]+[.C25]*[.C17]+[.D25]*[.D17]+[.E25]*[.E17]+[.F25]*[.F17]+[.G25]*[.G17]+[.H25]*[.H17]+[.I25]*[.I17]+[.J25]*[.J17]+[.K25]*[.K17]+[.L25]*[.L17]+[.M25]*[.M17]+[.N25]*[.N17]+[.O25]*[.O17]+[.P25]*[.P17]+[.Q25]*[.Q17]+[.R25]*[.R17]+[.S25]*[.S17]+[.T25]*[.T17]+[.U25]*[.U17]+[.V25]*[.V17]+[.W25]*[.W17]+[.X25]*[.X17]+[.Y25]*[.Y17]+[.Z25]*[.Z17]+[.AA25]*[.AA17]+[.AB25]*[.AB17]+[.AC25]*[.AC17]+[.AD25]*[.AD17]+[.AE25]*[.AE17]+[.AF25]*[.AF17]+[.AG25]*[.AG17]+[.AH25]*[.AH17]+[.AI25]*[.AI17]+[.AJ25]*[.AJ17]+[.AK25]*[.AK17]+[.AL25]*[.AL17]+[.AM25]*[.AM17]+[.AN25]*[.AN17]+[.AO25]*[.AO17]+[.AP25]*[.AP17]+[.AQ25]*[.AQ17]" office:value-type="string" office:string-value="5.55E-16" calcext:value-type="string">
            <text:p>5.55E-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table:style-name="ce3" table:formula="of:=[.B26]*[.B17]+[.C26]*[.C17]+[.D26]*[.D17]+[.E26]*[.E17]+[.F26]*[.F17]+[.G26]*[.G17]+[.H26]*[.H17]+[.I26]*[.I17]+[.J26]*[.J17]+[.K26]*[.K17]+[.L26]*[.L17]+[.M26]*[.M17]+[.N26]*[.N17]+[.O26]*[.O17]+[.P26]*[.P17]+[.Q26]*[.Q17]+[.R26]*[.R17]+[.S26]*[.S17]+[.T26]*[.T17]+[.U26]*[.U17]+[.V26]*[.V17]+[.W26]*[.W17]+[.X26]*[.X17]+[.Y26]*[.Y17]+[.Z26]*[.Z17]+[.AA26]*[.AA17]+[.AB26]*[.AB17]+[.AC26]*[.AC17]+[.AD26]*[.AD17]+[.AE26]*[.AE17]+[.AF26]*[.AF17]+[.AG26]*[.AG17]+[.AH26]*[.AH17]+[.AI26]*[.AI17]+[.AJ26]*[.AJ17]+[.AK26]*[.AK17]+[.AL26]*[.AL17]+[.AM26]*[.AM17]+[.AN26]*[.AN17]+[.AO26]*[.AO17]+[.AP26]*[.AP17]+[.AQ26]*[.AQ17]" office:value-type="string" office:string-value="-6.52E-16" calcext:value-type="string">
            <text:p>-6.52E-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4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5" table:formula="of:=[.B27]*[.B17]+[.C27]*[.C17]+[.D27]*[.D17]+[.E27]*[.E17]+[.F27]*[.F17]+[.G27]*[.G17]+[.H27]*[.H17]+[.I27]*[.I17]+[.J27]*[.J17]+[.K27]*[.K17]+[.L27]*[.L17]+[.M27]*[.M17]+[.N27]*[.N17]+[.O27]*[.O17]+[.P27]*[.P17]+[.Q27]*[.Q17]+[.R27]*[.R17]+[.S27]*[.S17]+[.T27]*[.T17]+[.U27]*[.U17]+[.V27]*[.V17]+[.W27]*[.W17]+[.X27]*[.X17]+[.Y27]*[.Y17]+[.Z27]*[.Z17]+[.AA27]*[.AA17]+[.AB27]*[.AB17]+[.AC27]*[.AC17]+[.AD27]*[.AD17]+[.AE27]*[.AE17]+[.AF27]*[.AF17]+[.AG27]*[.AG17]+[.AH27]*[.AH17]+[.AI27]*[.AI17]+[.AJ27]*[.AJ17]+[.AK27]*[.AK17]+[.AL27]*[.AL17]+[.AM27]*[.AM17]+[.AN27]*[.AN17]+[.AO27]*[.AO17]+[.AP27]*[.AP17]+[.AQ27]*[.AQ17]" office:value-type="string" office:string-value="5.55E-16" calcext:value-type="string">
            <text:p>5.55E-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5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5" table:formula="of:=[.B28]*[.B17]+[.C28]*[.C17]+[.D28]*[.D17]+[.E28]*[.E17]+[.F28]*[.F17]+[.G28]*[.G17]+[.H28]*[.H17]+[.I28]*[.I17]+[.J28]*[.J17]+[.K28]*[.K17]+[.L28]*[.L17]+[.M28]*[.M17]+[.N28]*[.N17]+[.O28]*[.O17]+[.P28]*[.P17]+[.Q28]*[.Q17]+[.R28]*[.R17]+[.S28]*[.S17]+[.T28]*[.T17]+[.U28]*[.U17]+[.V28]*[.V17]+[.W28]*[.W17]+[.X28]*[.X17]+[.Y28]*[.Y17]+[.Z28]*[.Z17]+[.AA28]*[.AA17]+[.AB28]*[.AB17]+[.AC28]*[.AC17]+[.AD28]*[.AD17]+[.AE28]*[.AE17]+[.AF28]*[.AF17]+[.AG28]*[.AG17]+[.AH28]*[.AH17]+[.AI28]*[.AI17]+[.AJ28]*[.AJ17]+[.AK28]*[.AK17]+[.AL28]*[.AL17]+[.AM28]*[.AM17]+[.AN28]*[.AN17]+[.AO28]*[.AO17]+[.AP28]*[.AP17]+[.AQ28]*[.AQ17]" office:value-type="string" office:string-value="9.71E-17" calcext:value-type="string">
            <text:p>9.71E-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5" table:formula="of:=[.B29]*[.B17]+[.C29]*[.C17]+[.D29]*[.D17]+[.E29]*[.E17]+[.F29]*[.F17]+[.G29]*[.G17]+[.H29]*[.H17]+[.I29]*[.I17]+[.J29]*[.J17]+[.K29]*[.K17]+[.L29]*[.L17]+[.M29]*[.M17]+[.N29]*[.N17]+[.O29]*[.O17]+[.P29]*[.P17]+[.Q29]*[.Q17]+[.R29]*[.R17]+[.S29]*[.S17]+[.T29]*[.T17]+[.U29]*[.U17]+[.V29]*[.V17]+[.W29]*[.W17]+[.X29]*[.X17]+[.Y29]*[.Y17]+[.Z29]*[.Z17]+[.AA29]*[.AA17]+[.AB29]*[.AB17]+[.AC29]*[.AC17]+[.AD29]*[.AD17]+[.AE29]*[.AE17]+[.AF29]*[.AF17]+[.AG29]*[.AG17]+[.AH29]*[.AH17]+[.AI29]*[.AI17]+[.AJ29]*[.AJ17]+[.AK29]*[.AK17]+[.AL29]*[.AL17]+[.AM29]*[.AM17]+[.AN29]*[.AN17]+[.AO29]*[.AO17]+[.AP29]*[.AP17]+[.AQ29]*[.AQ17]" office:value-type="string" office:string-value="-4.16E-16" calcext:value-type="string">
            <text:p>-4.16E-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7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[.B30]*[.B17]+[.C30]*[.C17]+[.D30]*[.D17]+[.E30]*[.E17]+[.F30]*[.F17]+[.G30]*[.G17]+[.H30]*[.H17]+[.I30]*[.I17]+[.J30]*[.J17]+[.K30]*[.K17]+[.L30]*[.L17]+[.M30]*[.M17]+[.N30]*[.N17]+[.O30]*[.O17]+[.P30]*[.P17]+[.Q30]*[.Q17]+[.R30]*[.R17]+[.S30]*[.S17]+[.T30]*[.T17]+[.U30]*[.U17]+[.V30]*[.V17]+[.W30]*[.W17]+[.X30]*[.X17]+[.Y30]*[.Y17]+[.Z30]*[.Z17]+[.AA30]*[.AA17]+[.AB30]*[.AB17]+[.AC30]*[.AC17]+[.AD30]*[.AD17]+[.AE30]*[.AE17]+[.AF30]*[.AF17]+[.AG30]*[.AG17]+[.AH30]*[.AH17]+[.AI30]*[.AI17]+[.AJ30]*[.AJ17]+[.AK30]*[.AK17]+[.AL30]*[.AL17]+[.AM30]*[.AM17]+[.AN30]*[.AN17]+[.AO30]*[.AO17]+[.AP30]*[.AP17]+[.AQ30]*[.AQ17]" office:value-type="string" office:string-value="-4.20E-15" calcext:value-type="string">
            <text:p>-4.20E-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8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5" table:formula="of:=[.B31]*[.B17]+[.C31]*[.C17]+[.D31]*[.D17]+[.E31]*[.E17]+[.F31]*[.F17]+[.G31]*[.G17]+[.H31]*[.H17]+[.I31]*[.I17]+[.J31]*[.J17]+[.K31]*[.K17]+[.L31]*[.L17]+[.M31]*[.M17]+[.N31]*[.N17]+[.O31]*[.O17]+[.P31]*[.P17]+[.Q31]*[.Q17]+[.R31]*[.R17]+[.S31]*[.S17]+[.T31]*[.T17]+[.U31]*[.U17]+[.V31]*[.V17]+[.W31]*[.W17]+[.X31]*[.X17]+[.Y31]*[.Y17]+[.Z31]*[.Z17]+[.AA31]*[.AA17]+[.AB31]*[.AB17]+[.AC31]*[.AC17]+[.AD31]*[.AD17]+[.AE31]*[.AE17]+[.AF31]*[.AF17]+[.AG31]*[.AG17]+[.AH31]*[.AH17]+[.AI31]*[.AI17]+[.AJ31]*[.AJ17]+[.AK31]*[.AK17]+[.AL31]*[.AL17]+[.AM31]*[.AM17]+[.AN31]*[.AN17]+[.AO31]*[.AO17]+[.AP31]*[.AP17]+[.AQ31]*[.AQ17]" office:value-type="string" office:string-value="0.00E+00" calcext:value-type="string">
            <text:p>0.00E+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5" table:formula="of:=[.B32]*[.B17]+[.C32]*[.C17]+[.D32]*[.D17]+[.E32]*[.E17]+[.F32]*[.F17]+[.G32]*[.G17]+[.H32]*[.H17]+[.I32]*[.I17]+[.J32]*[.J17]+[.K32]*[.K17]+[.L32]*[.L17]+[.M32]*[.M17]+[.N32]*[.N17]+[.O32]*[.O17]+[.P32]*[.P17]+[.Q32]*[.Q17]+[.R32]*[.R17]+[.S32]*[.S17]+[.T32]*[.T17]+[.U32]*[.U17]+[.V32]*[.V17]+[.W32]*[.W17]+[.X32]*[.X17]+[.Y32]*[.Y17]+[.Z32]*[.Z17]+[.AA32]*[.AA17]+[.AB32]*[.AB17]+[.AC32]*[.AC17]+[.AD32]*[.AD17]+[.AE32]*[.AE17]+[.AF32]*[.AF17]+[.AG32]*[.AG17]+[.AH32]*[.AH17]+[.AI32]*[.AI17]+[.AJ32]*[.AJ17]+[.AK32]*[.AK17]+[.AL32]*[.AL17]+[.AM32]*[.AM17]+[.AN32]*[.AN17]+[.AO32]*[.AO17]+[.AP32]*[.AP17]+[.AQ32]*[.AQ17]" office:value-type="string" office:string-value="5.00E-16" calcext:value-type="string">
            <text:p>5.00E-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[.B33]*[.B17]+[.C33]*[.C17]+[.D33]*[.D17]+[.E33]*[.E17]+[.F33]*[.F17]+[.G33]*[.G17]+[.H33]*[.H17]+[.I33]*[.I17]+[.J33]*[.J17]+[.K33]*[.K17]+[.L33]*[.L17]+[.M33]*[.M17]+[.N33]*[.N17]+[.O33]*[.O17]+[.P33]*[.P17]+[.Q33]*[.Q17]+[.R33]*[.R17]+[.S33]*[.S17]+[.T33]*[.T17]+[.U33]*[.U17]+[.V33]*[.V17]+[.W33]*[.W17]+[.X33]*[.X17]+[.Y33]*[.Y17]+[.Z33]*[.Z17]+[.AA33]*[.AA17]+[.AB33]*[.AB17]+[.AC33]*[.AC17]+[.AD33]*[.AD17]+[.AE33]*[.AE17]+[.AF33]*[.AF17]+[.AG33]*[.AG17]+[.AH33]*[.AH17]+[.AI33]*[.AI17]+[.AJ33]*[.AJ17]+[.AK33]*[.AK17]+[.AL33]*[.AL17]+[.AM33]*[.AM17]+[.AN33]*[.AN17]+[.AO33]*[.AO17]+[.AP33]*[.AP17]+[.AQ33]*[.AQ17]" office:value-type="string" office:string-value="-1.78E-15" calcext:value-type="string">
            <text:p>-1.78E-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[.B34]*[.B17]+[.C34]*[.C17]+[.D34]*[.D17]+[.E34]*[.E17]+[.F34]*[.F17]+[.G34]*[.G17]+[.H34]*[.H17]+[.I34]*[.I17]+[.J34]*[.J17]+[.K34]*[.K17]+[.L34]*[.L17]+[.M34]*[.M17]+[.N34]*[.N17]+[.O34]*[.O17]+[.P34]*[.P17]+[.Q34]*[.Q17]+[.R34]*[.R17]+[.S34]*[.S17]+[.T34]*[.T17]+[.U34]*[.U17]+[.V34]*[.V17]+[.W34]*[.W17]+[.X34]*[.X17]+[.Y34]*[.Y17]+[.Z34]*[.Z17]+[.AA34]*[.AA17]+[.AB34]*[.AB17]+[.AC34]*[.AC17]+[.AD34]*[.AD17]+[.AE34]*[.AE17]+[.AF34]*[.AF17]+[.AG34]*[.AG17]+[.AH34]*[.AH17]+[.AI34]*[.AI17]+[.AJ34]*[.AJ17]+[.AK34]*[.AK17]+[.AL34]*[.AL17]+[.AM34]*[.AM17]+[.AN34]*[.AN17]+[.AO34]*[.AO17]+[.AP34]*[.AP17]+[.AQ34]*[.AQ17]" office:value-type="string" office:string-value="-1.11E-15" calcext:value-type="string">
            <text:p>-1.11E-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12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[.B35]*[.B17]+[.C35]*[.C17]+[.D35]*[.D17]+[.E35]*[.E17]+[.F35]*[.F17]+[.G35]*[.G17]+[.H35]*[.H17]+[.I35]*[.I17]+[.J35]*[.J17]+[.K35]*[.K17]+[.L35]*[.L17]+[.M35]*[.M17]+[.N35]*[.N17]+[.O35]*[.O17]+[.P35]*[.P17]+[.Q35]*[.Q17]+[.R35]*[.R17]+[.S35]*[.S17]+[.T35]*[.T17]+[.U35]*[.U17]+[.V35]*[.V17]+[.W35]*[.W17]+[.X35]*[.X17]+[.Y35]*[.Y17]+[.Z35]*[.Z17]+[.AA35]*[.AA17]+[.AB35]*[.AB17]+[.AC35]*[.AC17]+[.AD35]*[.AD17]+[.AE35]*[.AE17]+[.AF35]*[.AF17]+[.AG35]*[.AG17]+[.AH35]*[.AH17]+[.AI35]*[.AI17]+[.AJ35]*[.AJ17]+[.AK35]*[.AK17]+[.AL35]*[.AL17]+[.AM35]*[.AM17]+[.AN35]*[.AN17]+[.AO35]*[.AO17]+[.AP35]*[.AP17]+[.AQ35]*[.AQ17]" office:value-type="string" office:string-value="5.88E-15" calcext:value-type="string">
            <text:p>5.88E-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__Solver__" table:style-name="ta2"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20172101489212897449</text:p>
          </table:table-cell>
          <table:table-cell table:formula="of:=[$Sheet1.$B$17:.$AQ$17] &lt;= 1" office:value-type="string" office:string-value="TRUE" calcext:value-type="string">
            <text:p>TRUE</text:p>
          </table:table-cell>
          <table:table-cell table:formula="of:=[$Sheet1.$B$17:.$AQ$17] &lt;= 1" office:value-type="string" office:string-value="FALSE" calcext:value-type="string">
            <text:p>FALSE</text:p>
          </table:table-cell>
          <table:table-cell table:style-name="ce1" office:value-type="string" calcext:value-type="string">
            <text:p>cCEhjxuz5HtlX00m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table:formula="of:=MAX([$Sheet1.$AR$19])" office:value-type="string" office:string-value="21.02990161" calcext:value-type="string">
            <text:p>21.02990161</text:p>
          </table:table-cell>
          <table:table-cell table:number-columns-repeated="1023"/>
        </table:table-row>
        <table:table-row table:style-name="ro2">
          <table:table-cell table:formula="of:=[$Sheet1.$B$17:.$AQ$17]" office:value-type="string" office:string-value="#VALUE!" calcext:value-type="string">
            <text:p>#VALUE!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LxM=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U211WFpIRUsZeFhcdAEcXU1zdVhaSERWBWRFXGgcAEFTbXVfX1RESgVkRUBp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UXF3WlhKR0gHekZeaw==</text:p>
          </table:table-cell>
          <table:table-cell table:number-columns-repeated="1023"/>
        </table:table-row>
        <table:table-row table:style-name="ro2">
          <table:table-cell table:formula="of:=[$Sheet1.$AR$24] &lt;= [$Sheet1.$AS$24]" office:value-type="string" office:string-value="TRUE" calcext:value-type="string">
            <text:p>TRUE</text:p>
          </table:table-cell>
          <table:table-cell table:number-columns-repeated="1023"/>
        </table:table-row>
        <table:table-row table:style-name="ro2">
          <table:table-cell table:formula="of:=[$Sheet1.$AR$25] &lt;= [$Sheet1.$AS$25]" office:value-type="string" office:string-value="FALSE" calcext:value-type="string">
            <text:p>FALSE</text:p>
          </table:table-cell>
          <table:table-cell table:number-columns-repeated="1023"/>
        </table:table-row>
        <table:table-row table:style-name="ro2">
          <table:table-cell table:formula="of:=[$Sheet1.$AR$26] &lt;= [$Sheet1.$AS$26]" office:value-type="string" office:string-value="TRUE" calcext:value-type="string">
            <text:p>TRUE</text:p>
          </table:table-cell>
          <table:table-cell table:number-columns-repeated="1023"/>
        </table:table-row>
        <table:table-row table:style-name="ro2">
          <table:table-cell table:formula="of:=[$Sheet1.$AR$27] &lt;= [$Sheet1.$AS$27]" office:value-type="string" office:string-value="FALSE" calcext:value-type="string">
            <text:p>FALSE</text:p>
          </table:table-cell>
          <table:table-cell table:number-columns-repeated="1023"/>
        </table:table-row>
        <table:table-row table:style-name="ro2">
          <table:table-cell table:formula="of:=[$Sheet1.$AR$28] &lt;= [$Sheet1.$AS$28]" office:value-type="string" office:string-value="FALSE" calcext:value-type="string">
            <text:p>FALSE</text:p>
          </table:table-cell>
          <table:table-cell table:number-columns-repeated="1023"/>
        </table:table-row>
        <table:table-row table:style-name="ro2">
          <table:table-cell table:formula="of:=[$Sheet1.$AR$29] &lt;= [$Sheet1.$AS$29]" office:value-type="string" office:string-value="TRUE" calcext:value-type="string">
            <text:p>TRUE</text:p>
          </table:table-cell>
          <table:table-cell table:number-columns-repeated="1023"/>
        </table:table-row>
        <table:table-row table:style-name="ro2">
          <table:table-cell table:formula="of:=[$Sheet1.$AR$30] &lt;= [$Sheet1.$AS$30]" office:value-type="string" office:string-value="TRUE" calcext:value-type="string">
            <text:p>TRUE</text:p>
          </table:table-cell>
          <table:table-cell table:number-columns-repeated="1023"/>
        </table:table-row>
        <table:table-row table:style-name="ro2">
          <table:table-cell table:formula="of:=[$Sheet1.$AR$31] &lt;= [$Sheet1.$AS$31]" office:value-type="string" office:string-value="TRUE" calcext:value-type="string">
            <text:p>TRUE</text:p>
          </table:table-cell>
          <table:table-cell table:number-columns-repeated="1023"/>
        </table:table-row>
        <table:table-row table:style-name="ro2">
          <table:table-cell table:formula="of:=[$Sheet1.$AR$32] &lt;= [$Sheet1.$AS$32]" office:value-type="string" office:string-value="FALSE" calcext:value-type="string">
            <text:p>FALSE</text:p>
          </table:table-cell>
          <table:table-cell table:number-columns-repeated="1023"/>
        </table:table-row>
        <table:table-row table:style-name="ro2">
          <table:table-cell table:formula="of:=[$Sheet1.$AR$33] &lt;= [$Sheet1.$AS$33]" office:value-type="string" office:string-value="TRUE" calcext:value-type="string">
            <text:p>TRUE</text:p>
          </table:table-cell>
          <table:table-cell table:number-columns-repeated="1023"/>
        </table:table-row>
        <table:table-row table:style-name="ro2">
          <table:table-cell table:formula="of:=[$Sheet1.$AR$34] &lt;= [$Sheet1.$AS$34]" office:value-type="string" office:string-value="TRUE" calcext:value-type="string">
            <text:p>TRUE</text:p>
          </table:table-cell>
          <table:table-cell table:number-columns-repeated="1023"/>
        </table:table-row>
        <table:table-row table:style-name="ro2">
          <table:table-cell table:formula="of:=[$Sheet1.$AR$35] &lt;= [$Sheet1.$AS$35]" office:value-type="string" office:string-value="FALSE" calcext:value-type="string">
            <text:p>FALSE</text:p>
          </table:table-cell>
          <table:table-cell table:number-columns-repeated="1023"/>
        </table:table-row>
        <table:table-row table:style-name="ro2">
          <table:table-cell table:formula="of:=[$Sheet1.$B$17:.$AQ$17] &lt;= 0" office:value-type="string" office:string-value="#VALUE!" calcext:value-type="string">
            <text:p>#VALUE!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_5f_Solver_5f__5f_" style:display-name="PageStyle___Solver_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05" meta:object-count="0"/>
    <meta:generator>LibreOfficeDev/5.1.0.3$Linux_X86_64 LibreOffice_project/</meta:generator>
  </office:meta>
</office:document-meta>
</file>